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Quotations" style:list-style-name="L4"/>
    <style:style style:name="P5" style:family="paragraph" style:parent-style-name="Quotations" style:list-style-name="L8"/>
    <style:style style:name="P6" style:family="paragraph" style:parent-style-name="Quotations">
      <style:paragraph-properties fo:margin-left="0cm" fo:margin-right="1cm" fo:text-indent="0cm" style:auto-text-indent="false"/>
    </style:style>
    <style:style style:name="P7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Text_20_body">
      <style:paragraph-properties fo:text-align="start" style:justify-single-word="false"/>
      <style:text-properties fo:font-size="13pt" style:font-size-asian="13pt" style:font-size-complex="13pt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ésentation du projet site web : Trouve ton artisan</text:p>
      <text:p text:style-name="P1"/>
      <text:p text:style-name="P2"/>
      <text:p text:style-name="P2">Partie I : Présentation du projet</text:p>
      <text:p text:style-name="P3"/>
      <text:p text:style-name="P7"><text:span text:style-name="T2">Le projet a pour objectif de concevoir une plateforme web permettant aux particuliers de trouver et de contacter facilement des artisans de la région Auvergne-Rhône-Alpes. Le site met l’accent sur une </text:span><text:span text:style-name="Strong_20_Emphasis"><text:span text:style-name="T2">navigation simple et intuitive</text:span></text:span><text:span text:style-name="T2">, accessible à tous les publics, conformément aux recommandations de la norme </text:span><text:span text:style-name="Strong_20_Emphasis"><text:span text:style-name="T2">WCAG 2.1</text:span></text:span><text:span text:style-name="T2">.</text:span></text:p>
      <text:p text:style-name="Text_20_body"><text:span text:style-name="T2">La plateforme est conçue selon une approche </text:span><text:span text:style-name="Strong_20_Emphasis"><text:span text:style-name="T2">mobile first</text:span></text:span><text:span text:style-name="T2">, garantissant une utilisation optimale sur tous les types d’écrans. Une attention particulière est également portée à la </text:span><text:span text:style-name="Strong_20_Emphasis"><text:span text:style-name="T2">sécurité</text:span></text:span><text:span text:style-name="T2">, afin de respecter les bonnes pratiques attendues pour un service numérique destiné à une collectivité territoriale.</text:span></text:p>
      <text:p text:style-name="P2"/>
      <text:p text:style-name="P2">Partie III : Présentation de la base de donnée</text:p>
      <text:p text:style-name="P2"/>
      <text:p text:style-name="P2">Modèle Conceptuel de Données (MCD) :</text:p>
      <text:p text:style-name="P2"/>
      <text:p text:style-name="P8">Le Modèle Conceptuel de Données (MCD) permet de représenter les entités du système ainsi que les relations existantes entre elles, indépendamment de toute solution technique.</text:p>
      <text:p text:style-name="Text_20_body"><text:span text:style-name="T2">Dans le cadre de la plateforme dédiée aux artisans de la région Auvergne-Rhône-Alpes, trois entités principales ont été identifiées : </text:span><text:span text:style-name="Strong_20_Emphasis"><text:span text:style-name="T2">Artisan</text:span></text:span><text:span text:style-name="T2">, </text:span><text:span text:style-name="Strong_20_Emphasis"><text:span text:style-name="T2">Spécialité</text:span></text:span><text:span text:style-name="T2"> et </text:span><text:span text:style-name="Strong_20_Emphasis"><text:span text:style-name="T2">Catégorie</text:span></text:span><text:span text:style-name="T2">.</text:span></text:p>
      <text:h text:style-name="Heading_20_3" text:outline-level="3"><text:span text:style-name="T2">Description des entités</text:span></text:h>
      <text:h text:style-name="Heading_20_4" text:outline-level="4"><text:span text:style-name="Strong_20_Emphasis">Artisan</text:span></text:h>
      <text:list xml:id="list3377540136660192830" text:style-name="L1">
        <text:list-item>
          <text:p text:style-name="P9">id_artisan</text:p>
        </text:list-item>
        <text:list-item>
          <text:p text:style-name="P9">nom</text:p>
        </text:list-item>
        <text:list-item>
          <text:p text:style-name="P9">note</text:p>
        </text:list-item>
        <text:list-item>
          <text:p text:style-name="P9">ville</text:p>
        </text:list-item>
        <text:list-item>
          <text:p text:style-name="P9">a_propos</text:p>
        </text:list-item>
        <text:list-item>
          <text:p text:style-name="P9">email</text:p>
        </text:list-item>
        <text:list-item>
          <text:p text:style-name="P9">site_web</text:p>
        </text:list-item>
        <text:list-item>
          <text:p text:style-name="P9">top</text:p>
        </text:list-item>
      </text:list>
      <text:p text:style-name="P6">L’entité Artisan représente un professionnel ou une entreprise référencée sur la plateforme.</text:p>
      <text:h text:style-name="Heading_20_4" text:outline-level="4"><text:span text:style-name="Strong_20_Emphasis">Spécialité</text:span></text:h>
      <text:list xml:id="list3619334496143822863" text:style-name="L2">
        <text:list-item>
          <text:p text:style-name="P10">id_specialite</text:p>
        </text:list-item>
        <text:list-item>
          <text:p text:style-name="P10">nom_specialite</text:p>
        </text:list-item>
      </text:list>
      <text:p text:style-name="P6">Une spécialité correspond au métier exercé par l’artisan.</text:p>
      <text:h text:style-name="Heading_20_4" text:outline-level="4"><text:soft-page-break/><text:span text:style-name="Strong_20_Emphasis">Catégorie</text:span></text:h>
      <text:list xml:id="list4793943046444943499" text:style-name="L3">
        <text:list-item>
          <text:p text:style-name="P11">id_categorie</text:p>
        </text:list-item>
        <text:list-item>
          <text:p text:style-name="P11">nom_categorie</text:p>
        </text:list-item>
      </text:list>
      <text:p text:style-name="P6">Une catégorie regroupe plusieurs spécialités appartenant à un même domaine d’activité.</text:p>
      <text:h text:style-name="Heading_20_3" text:outline-level="3">Relations</text:h>
      <text:list xml:id="list7504121779548463458" text:style-name="L4">
        <text:list-item>
          <text:p text:style-name="P4">Un <text:span text:style-name="Strong_20_Emphasis">artisan</text:span> exerce <text:span text:style-name="Strong_20_Emphasis">une seule spécialité</text:span>.</text:p>
        </text:list-item>
        <text:list-item>
          <text:p text:style-name="P4">Une <text:span text:style-name="Strong_20_Emphasis">spécialité</text:span> peut être exercée par <text:span text:style-name="Strong_20_Emphasis">plusieurs artisans</text:span>.</text:p>
        </text:list-item>
        <text:list-item>
          <text:p text:style-name="P4">Une <text:span text:style-name="Strong_20_Emphasis">spécialité</text:span> est rattachée à <text:span text:style-name="Strong_20_Emphasis">une seule catégorie</text:span>.</text:p>
        </text:list-item>
        <text:list-item>
          <text:p text:style-name="P4">Une <text:span text:style-name="Strong_20_Emphasis">catégorie</text:span> regroupe <text:span text:style-name="Strong_20_Emphasis">plusieurs spécialités</text:span>.</text:p>
        </text:list-item>
      </text:list>
      <text:p text:style-name="Text_20_body"><text:span text:style-name="T2">Modèle Logique de Données (MLD) :</text:span></text:p>
      <text:p text:style-name="Text_20_body"><text:span text:style-name="T2"/></text:p>
      <text:p text:style-name="Text_20_body"><text:span text:style-name="T2">Le Modèle Logique de Données (MLD est issu du MCD et traduit les entités en tables relationnelles. Il définit les clés primaires et les clés étrangères nécessaires à l’implémentation de la base de données relationnelle. </text:span></text:p>
      <text:h text:style-name="Heading_20_3" text:outline-level="3"><text:span text:style-name="T2">Tables relationnelles</text:span></text:h>
      <text:h text:style-name="Heading_20_4" text:outline-level="4"><text:span text:style-name="Strong_20_Emphasis">Categorie</text:span></text:h>
      <text:list xml:id="list955519287418668765" text:style-name="L5">
        <text:list-item>
          <text:p text:style-name="P12">id_categorie (PK)</text:p>
        </text:list-item>
        <text:list-item>
          <text:p text:style-name="P12">nom_categorie</text:p>
        </text:list-item>
      </text:list>
      <text:h text:style-name="Heading_20_4" text:outline-level="4"><text:span text:style-name="Strong_20_Emphasis">Specialite</text:span></text:h>
      <text:list xml:id="list4273244654532652776" text:style-name="L6">
        <text:list-item>
          <text:p text:style-name="P13">id_specialite (PK)</text:p>
        </text:list-item>
        <text:list-item>
          <text:p text:style-name="P13">nom_specialite</text:p>
        </text:list-item>
        <text:list-item>
          <text:p text:style-name="P13">id_categorie (FK)</text:p>
        </text:list-item>
      </text:list>
      <text:h text:style-name="Heading_20_4" text:outline-level="4"><text:span text:style-name="Strong_20_Emphasis">Artisan</text:span></text:h>
      <text:list xml:id="list5532797938921669321" text:style-name="L7">
        <text:list-item>
          <text:p text:style-name="P14">id_artisan (PK)</text:p>
        </text:list-item>
        <text:list-item>
          <text:p text:style-name="P14">nom</text:p>
        </text:list-item>
        <text:list-item>
          <text:p text:style-name="P14">note</text:p>
        </text:list-item>
        <text:list-item>
          <text:p text:style-name="P14">ville</text:p>
        </text:list-item>
        <text:list-item>
          <text:p text:style-name="P14">a_propos</text:p>
        </text:list-item>
        <text:list-item>
          <text:p text:style-name="P14">email</text:p>
        </text:list-item>
        <text:list-item>
          <text:p text:style-name="P14">site_web</text:p>
        </text:list-item>
        <text:list-item>
          <text:p text:style-name="P14">top</text:p>
        </text:list-item>
        <text:list-item>
          <text:p text:style-name="P14"><text:soft-page-break/>id_specialite (FK)</text:p>
        </text:list-item>
      </text:list>
      <text:h text:style-name="Heading_20_3" text:outline-level="3">Relations logiques</text:h>
      <text:list xml:id="list174755743055844672" text:style-name="L8">
        <text:list-item>
          <text:p text:style-name="P5">La clé étrangère <text:span text:style-name="Strong_20_Emphasis">id_specialite</text:span> dans la table <text:span text:style-name="Emphasis">Artisan</text:span> permet d’associer chaque artisan à sa spécialité.</text:p>
        </text:list-item>
        <text:list-item>
          <text:p text:style-name="P5">La clé étrangère <text:span text:style-name="Strong_20_Emphasis">id_categorie</text:span> dans la table <text:span text:style-name="Emphasis">Specialite</text:span> permet d’associer chaque spécialité à une catégorie.</text:p>
        </text:list-item>
      </text:list>
      <text:p text:style-name="Text_20_body"><text:span text:style-name="T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phie génot</meta:initial-creator>
    <meta:creation-date>2026-01-30T11:45:46.88</meta:creation-date>
    <meta:document-statistic meta:table-count="0" meta:image-count="0" meta:object-count="0" meta:page-count="3" meta:paragraph-count="55" meta:word-count="376" meta:character-count="2418"/>
    <dc:date>2026-01-30T12:54:19.88</dc:date>
    <dc:creator>sophie génot</dc:creator>
    <meta:editing-duration>PT53M22S</meta:editing-duration>
    <meta:editing-cycles>1</meta:editing-cycles>
    <meta:generator>OpenOffice/4.1.15$Win32 OpenOffice.org_project/4115m2$Build-9813</meta:generator>
  </office:meta>
</office:document-meta>
</file>